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5693in"/>
    </style:style>
    <style:style style:name="co2" style:family="table-column">
      <style:table-column-properties fo:break-before="auto" style:column-width="0.2689in"/>
    </style:style>
    <style:style style:name="co3" style:family="table-column">
      <style:table-column-properties fo:break-before="auto" style:column-width="0.4673in"/>
    </style:style>
    <style:style style:name="co4" style:family="table-column">
      <style:table-column-properties fo:break-before="auto" style:column-width="0.3598in"/>
    </style:style>
    <style:style style:name="co5" style:family="table-column">
      <style:table-column-properties fo:break-before="auto" style:column-width="0.7701in"/>
    </style:style>
    <style:style style:name="co6" style:family="table-column">
      <style:table-column-properties fo:break-before="auto" style:column-width="0.8307in"/>
    </style:style>
    <style:style style:name="co7" style:family="table-column">
      <style:table-column-properties fo:break-before="auto" style:column-width="0.8917in"/>
    </style:style>
    <style:style style:name="co8" style:family="table-column">
      <style:table-column-properties fo:break-before="auto" style:column-width="0.9953in"/>
    </style:style>
    <style:style style:name="co9" style:family="table-column">
      <style:table-column-properties fo:break-before="auto" style:column-width="0.7272in"/>
    </style:style>
    <style:style style:name="co10" style:family="table-column">
      <style:table-column-properties fo:break-before="auto" style:column-width="0.7528in"/>
    </style:style>
    <style:style style:name="co11" style:family="table-column">
      <style:table-column-properties fo:break-before="auto" style:column-width="0.952in"/>
    </style:style>
    <style:style style:name="co12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0.6228in"/>
    </style:style>
    <style:style style:name="co14" style:family="table-column">
      <style:table-column-properties fo:break-before="auto" style:column-width="0.6925in"/>
    </style:style>
    <style:style style:name="co15" style:family="table-column">
      <style:table-column-properties fo:break-before="auto" style:column-width="0.7181in"/>
    </style:style>
    <style:style style:name="co16" style:family="table-column">
      <style:table-column-properties fo:break-before="auto" style:column-width="0.6839in"/>
    </style:style>
    <style:style style:name="co17" style:family="table-column">
      <style:table-column-properties fo:break-before="auto" style:column-width="0.6492in"/>
    </style:style>
    <style:style style:name="co18" style:family="table-column">
      <style:table-column-properties fo:break-before="auto" style:column-width="0.3811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0.1819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.08" style:apply-style-name="blue" style:base-cell-address="Sheet1.F1"/>
      <style:map style:condition="cell-content()&lt;-0.05" style:apply-style-name="red" style:base-cell-address="Sheet1.F1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7" table:default-cell-style-name="Default"/>
        <table:table-column table:style-name="co14" table:number-columns-repeated="2" table:default-cell-style-name="Default"/>
        <table:table-column table:style-name="co8" table:default-cell-style-name="Default"/>
        <table:table-column table:style-name="co11" table:number-columns-repeated="5" table:default-cell-style-name="Default"/>
        <table:table-column table:style-name="co15" table:number-columns-repeated="2" table:default-cell-style-name="Default"/>
        <table:table-column table:style-name="co11" table:default-cell-style-name="Default"/>
        <table:table-column table:style-name="co15" table:number-columns-repeated="6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row table:style-name="ro1">
          <table:table-cell table:number-columns-repeated="2"/>
          <table:table-cell office:value-type="string">
            <text:p>8<text:span text:style-name="T1">th</text:span> lots hp cv</text:p>
          </table:table-cell>
          <table:table-cell/>
          <table:table-cell office:value-type="string">
            <text:p>7<text:span text:style-name="T1">th</text:span> little hp cv</text:p>
          </table:table-cell>
          <table:table-cell/>
          <table:table-cell office:value-type="string">
            <text:p>dropping qrnn is cause of most -</text:p>
          </table:table-cell>
          <table:table-cell table:number-columns-repeated="61"/>
        </table:table-row>
        <table:table-row table:style-name="ro2">
          <table:table-cell office:value-type="string">
            <text:p>basic latent features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76">
            <text:p>76</text:p>
          </table:table-cell>
          <table:table-cell office:value-type="float" office:value="0.95">
            <text:p>0.95</text:p>
          </table:table-cell>
          <table:table-cell table:formula="of:=[.C2]-[.E2]" office:value-type="float" office:value="0.0499999999999999">
            <text:p>0.05</text:p>
          </table:table-cell>
          <table:table-cell office:value-type="string">
            <text:p>basic latent features</text:p>
          </table:table-cell>
          <table:table-cell office:value-type="string">
            <text:p>cubist</text:p>
          </table:table-cell>
          <table:table-cell office:value-type="string">
            <text:p>earth</text:p>
          </table:table-cell>
          <table:table-cell office:value-type="string">
            <text:p>elm</text:p>
          </table:table-cell>
          <table:table-cell office:value-type="string">
            <text:p>enet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cr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msaenet</text:p>
          </table:table-cell>
          <table:table-cell office:value-type="string">
            <text:p>pcr</text:p>
          </table:table-cell>
          <table:table-cell office:value-type="string">
            <text:p>plsRglm</text:p>
          </table:table-cell>
          <table:table-cell office:value-type="string">
            <text:p>relaxo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spikeslab</text:p>
          </table:table-cell>
          <table:table-cell office:value-type="string">
            <text:p>krlsRadial</text:p>
          </table:table-cell>
          <table:table-cell office:value-type="string">
            <text:p>bagEarth</text:p>
          </table:table-cell>
          <table:table-cell office:value-type="string">
            <text:p>enet</text:p>
          </table:table-cell>
          <table:table-cell office:value-type="string">
            <text:p>BstLm</text:p>
          </table:table-cell>
          <table:table-cell office:value-type="string">
            <text:p>gamboost</text:p>
          </table:table-cell>
          <table:table-cell office:value-type="string">
            <text:p>krlsRadial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gamboost</text:p>
          </table:table-cell>
          <table:table-cell office:value-type="string">
            <text:p>nnet</text:p>
          </table:table-cell>
          <table:table-cell office:value-type="string">
            <text:p>glmnet</text:p>
          </table:table-cell>
          <table:table-cell office:value-type="string">
            <text:p>glmnet</text:p>
          </table:table-cell>
          <table:table-cell office:value-type="string">
            <text:p>pcaNNet</text:p>
          </table:table-cell>
          <table:table-cell table:number-columns-repeated="2"/>
        </table:table-row>
        <table:table-row table:style-name="ro2">
          <table:table-cell office:value-type="string">
            <text:p>bm C1 ^ 2</text:p>
          </table:table-cell>
          <table:table-cell office:value-type="float" office:value="6">
            <text:p>6</text:p>
          </table:table-cell>
          <table:table-cell office:value-type="float" office:value="0.991">
            <text:p>0.991</text:p>
          </table:table-cell>
          <table:table-cell office:value-type="float" office:value="4">
            <text:p>4</text:p>
          </table:table-cell>
          <table:table-cell office:value-type="float" office:value="0.95">
            <text:p>0.95</text:p>
          </table:table-cell>
          <table:table-cell table:formula="of:=[.C3]-[.E3]" office:value-type="float" office:value="0.0409999999999999">
            <text:p>0.041</text:p>
          </table:table-cell>
          <table:table-cell office:value-type="string">
            <text:p>bm C1 ^ 2</text:p>
          </table:table-cell>
          <table:table-cell office:value-type="string">
            <text:p>gamboost</text:p>
          </table:table-cell>
          <table:table-cell office:value-type="string">
            <text:p>cubist</text:p>
          </table:table-cell>
          <table:table-cell office:value-type="string">
            <text:p>gamboost</text:p>
          </table:table-cell>
          <table:table-cell office:value-type="string">
            <text:p>ppr</text:p>
          </table:table-cell>
          <table:table-cell office:value-type="string">
            <text:p>cubist</text:p>
          </table:table-cell>
          <table:table-cell office:value-type="string">
            <text:p>Rborist</text:p>
          </table:table-cell>
          <table:table-cell table:number-columns-repeated="55"/>
        </table:table-row>
        <table:table-row table:style-name="ro2">
          <table:table-cell office:value-type="string">
            <text:p>bm C1 ^ .5</text:p>
          </table:table-cell>
          <table:table-cell office:value-type="float" office:value="12">
            <text:p>12</text:p>
          </table:table-cell>
          <table:table-cell office:value-type="float" office:value="0.986">
            <text:p>0.986</text:p>
          </table:table-cell>
          <table:table-cell office:value-type="float" office:value="11">
            <text:p>11</text:p>
          </table:table-cell>
          <table:table-cell office:value-type="float" office:value="0.9386">
            <text:p>0.9386</text:p>
          </table:table-cell>
          <table:table-cell table:formula="of:=[.C4]-[.E4]" office:value-type="float" office:value="0.0474">
            <text:p>0.0474</text:p>
          </table:table-cell>
          <table:table-cell office:value-type="string">
            <text:p>bm C1 ^ .5</text:p>
          </table:table-cell>
          <table:table-cell office:value-type="string">
            <text:p>ppr</text:p>
          </table:table-cell>
          <table:table-cell office:value-type="string">
            <text:p>gamboost</text:p>
          </table:table-cell>
          <table:table-cell table:number-columns-repeated="2" office:value-type="string">
            <text:p>cubist</text:p>
          </table:table-cell>
          <table:table-cell office:value-type="string">
            <text:p>ppr</text:p>
          </table:table-cell>
          <table:table-cell office:value-type="string">
            <text:p>gamboost</text:p>
          </table:table-cell>
          <table:table-cell office:value-type="string">
            <text:p>gamSpline</text:p>
          </table:table-cell>
          <table:table-cell office:value-type="string">
            <text:p>earth</text:p>
          </table:table-cell>
          <table:table-cell office:value-type="string">
            <text:p>bagEarth</text:p>
          </table:table-cell>
          <table:table-cell office:value-type="string">
            <text:p>bagEarth</text:p>
          </table:table-cell>
          <table:table-cell office:value-type="string">
            <text:p>gamSpline</text:p>
          </table:table-cell>
          <table:table-cell office:value-type="string">
            <text:p>xgbLinear</text:p>
          </table:table-cell>
          <table:table-cell table:number-columns-repeated="49"/>
        </table:table-row>
        <table:table-row table:style-name="ro2">
          <table:table-cell office:value-type="string">
            <text:p>bm C1 ^ -2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office:value-type="float" office:value="5">
            <text:p>5</text:p>
          </table:table-cell>
          <table:table-cell office:value-type="float" office:value="0.4522">
            <text:p>0.4522</text:p>
          </table:table-cell>
          <table:table-cell table:formula="of:=[.C5]-[.E5]" office:value-type="float" office:value="0.0878">
            <text:p>0.0878</text:p>
          </table:table-cell>
          <table:table-cell office:value-type="string">
            <text:p>bm C1 ^ -2</text:p>
          </table:table-cell>
          <table:table-cell office:value-type="string">
            <text:p>kknn</text:p>
          </table:table-cell>
          <table:table-cell table:number-columns-repeated="60"/>
        </table:table-row>
        <table:table-row table:style-name="ro2">
          <table:table-cell office:value-type="string">
            <text:p>bm log(C1)</text:p>
          </table:table-cell>
          <table:table-cell office:value-type="float" office:value="2">
            <text:p>2</text:p>
          </table:table-cell>
          <table:table-cell office:value-type="float" office:value="0.859">
            <text:p>0.859</text:p>
          </table:table-cell>
          <table:table-cell office:value-type="float" office:value="10">
            <text:p>10</text:p>
          </table:table-cell>
          <table:table-cell office:value-type="float" office:value="0.8322">
            <text:p>0.8322</text:p>
          </table:table-cell>
          <table:table-cell table:formula="of:=[.C6]-[.E6]" office:value-type="float" office:value="0.0267999999999999">
            <text:p>0.0268</text:p>
          </table:table-cell>
          <table:table-cell office:value-type="string">
            <text:p>bm log(C1)</text:p>
          </table:table-cell>
          <table:table-cell table:number-columns-repeated="2" office:value-type="string">
            <text:p>cubist</text:p>
          </table:table-cell>
          <table:table-cell table:number-columns-repeated="59"/>
        </table:table-row>
        <table:table-row table:style-name="ro2">
          <table:table-cell office:value-type="string">
            <text:p>bm 1dC1</text:p>
          </table:table-cell>
          <table:table-cell office:value-type="float" office:value="2">
            <text:p>2</text:p>
          </table:table-cell>
          <table:table-cell office:value-type="float" office:value="0.945">
            <text:p>0.945</text:p>
          </table:table-cell>
          <table:table-cell office:value-type="float" office:value="1">
            <text:p>1</text:p>
          </table:table-cell>
          <table:table-cell office:value-type="float" office:value="0.59185">
            <text:p>0.59185</text:p>
          </table:table-cell>
          <table:table-cell table:formula="of:=[.C7]-[.E7]" office:value-type="float" office:value="0.35315">
            <text:p>0.35315</text:p>
          </table:table-cell>
          <table:table-cell office:value-type="string">
            <text:p>bm 1dC1</text:p>
          </table:table-cell>
          <table:table-cell office:value-type="string">
            <text:p>xgbLinear</text:p>
          </table:table-cell>
          <table:table-cell office:value-type="string">
            <text:p>RRF</text:p>
          </table:table-cell>
          <table:table-cell table:number-columns-repeated="59"/>
        </table:table-row>
        <table:table-row table:style-name="ro2">
          <table:table-cell office:value-type="string">
            <text:p>bm sin(C2)</text:p>
          </table:table-cell>
          <table:table-cell office:value-type="float" office:value="24">
            <text:p>24</text:p>
          </table:table-cell>
          <table:table-cell office:value-type="float" office:value="0.993">
            <text:p>0.993</text:p>
          </table:table-cell>
          <table:table-cell office:value-type="float" office:value="17">
            <text:p>17</text:p>
          </table:table-cell>
          <table:table-cell office:value-type="float" office:value="0.9481">
            <text:p>0.9481</text:p>
          </table:table-cell>
          <table:table-cell table:formula="of:=[.C8]-[.E8]" office:value-type="float" office:value="0.0448999999999999">
            <text:p>0.0449</text:p>
          </table:table-cell>
          <table:table-cell office:value-type="string">
            <text:p>bm sin(C2)</text:p>
          </table:table-cell>
          <table:table-cell office:value-type="string">
            <text:p>gamboost</text:p>
          </table:table-cell>
          <table:table-cell office:value-type="string">
            <text:p>gamboost</text:p>
          </table:table-cell>
          <table:table-cell office:value-type="string">
            <text:p>ppr</text:p>
          </table:table-cell>
          <table:table-cell office:value-type="string">
            <text:p>cubist</text:p>
          </table:table-cell>
          <table:table-cell office:value-type="string">
            <text:p>ppr</text:p>
          </table:table-cell>
          <table:table-cell office:value-type="string">
            <text:p>cubist</text:p>
          </table:table-cell>
          <table:table-cell office:value-type="string">
            <text:p>Rborist</text:p>
          </table:table-cell>
          <table:table-cell office:value-type="string">
            <text:p>xgbLinear</text:p>
          </table:table-cell>
          <table:table-cell office:value-type="string">
            <text:p>RRF</text:p>
          </table:table-cell>
          <table:table-cell office:value-type="string">
            <text:p>RRFglobal</text:p>
          </table:table-cell>
          <table:table-cell office:value-type="string">
            <text:p>RRF</text:p>
          </table:table-cell>
          <table:table-cell office:value-type="string">
            <text:p>Rborist</text:p>
          </table:table-cell>
          <table:table-cell office:value-type="string">
            <text:p>RRFglobal</text:p>
          </table:table-cell>
          <table:table-cell office:value-type="string">
            <text:p>bagEarth</text:p>
          </table:table-cell>
          <table:table-cell office:value-type="string">
            <text:p>xgbLinear</text:p>
          </table:table-cell>
          <table:table-cell office:value-type="string">
            <text:p>ranger</text:p>
          </table:table-cell>
          <table:table-cell office:value-type="string">
            <text:p>rf</text:p>
          </table:table-cell>
          <table:table-cell office:value-type="string">
            <text:p>parRF</text:p>
          </table:table-cell>
          <table:table-cell office:value-type="string">
            <text:p>earth</text:p>
          </table:table-cell>
          <table:table-cell office:value-type="string">
            <text:p>ranger</text:p>
          </table:table-cell>
          <table:table-cell office:value-type="string">
            <text:p>rf</text:p>
          </table:table-cell>
          <table:table-cell office:value-type="string">
            <text:p>gbm</text:p>
          </table:table-cell>
          <table:table-cell office:value-type="string">
            <text:p>parRF</text:p>
          </table:table-cell>
          <table:table-cell office:value-type="string">
            <text:p>avNNet</text:p>
          </table:table-cell>
          <table:table-cell table:number-columns-repeated="37"/>
        </table:table-row>
        <table:table-row table:style-name="ro2">
          <table:table-cell office:value-type="string">
            <text:p>poly C1 t C2</text:p>
          </table:table-cell>
          <table:table-cell office:value-type="float" office:value="2">
            <text:p>2</text:p>
          </table:table-cell>
          <table:table-cell office:value-type="float" office:value="0.84">
            <text:p>0.84</text:p>
          </table:table-cell>
          <table:table-cell office:value-type="float" office:value="1">
            <text:p>1</text:p>
          </table:table-cell>
          <table:table-cell office:value-type="float" office:value="0.94905">
            <text:p>0.94905</text:p>
          </table:table-cell>
          <table:table-cell table:formula="of:=[.C9]-[.E9]" office:value-type="float" office:value="-0.10905">
            <text:p>-0.10905</text:p>
          </table:table-cell>
          <table:table-cell office:value-type="string">
            <text:p>poly C1 t C2</text:p>
          </table:table-cell>
          <table:table-cell office:value-type="string">
            <text:p>krlsRadial</text:p>
          </table:table-cell>
          <table:table-cell office:value-type="string">
            <text:p>krlsRadial</text:p>
          </table:table-cell>
          <table:table-cell table:number-columns-repeated="59"/>
        </table:table-row>
        <table:table-row table:style-name="ro2">
          <table:table-cell office:value-type="string">
            <text:p>poly C1 ^ C2</text:p>
          </table:table-cell>
          <table:table-cell office:value-type="float" office:value="2">
            <text:p>2</text:p>
          </table:table-cell>
          <table:table-cell office:value-type="float" office:value="0.568">
            <text:p>0.568</text:p>
          </table:table-cell>
          <table:table-cell office:value-type="float" office:value="2">
            <text:p>2</text:p>
          </table:table-cell>
          <table:table-cell office:value-type="float" office:value="0.78375">
            <text:p>0.78375</text:p>
          </table:table-cell>
          <table:table-cell table:formula="of:=[.C10]-[.E10]" office:value-type="float" office:value="-0.21575">
            <text:p>-0.21575</text:p>
          </table:table-cell>
          <table:table-cell office:value-type="string">
            <text:p>poly C1 ^ C2</text:p>
          </table:table-cell>
          <table:table-cell office:value-type="string">
            <text:p>ppr</text:p>
          </table:table-cell>
          <table:table-cell office:value-type="string">
            <text:p>pcaNNet</text:p>
          </table:table-cell>
          <table:table-cell table:number-columns-repeated="59"/>
        </table:table-row>
        <table:table-row table:style-name="ro2">
          <table:table-cell office:value-type="string">
            <text:p>poly C1 t C2 t C3</text:p>
          </table:table-cell>
          <table:table-cell office:value-type="float" office:value="1">
            <text:p>1</text:p>
          </table:table-cell>
          <table:table-cell office:value-type="float" office:value="0.203">
            <text:p>0.203</text:p>
          </table:table-cell>
          <table:table-cell office:value-type="float" office:value="1">
            <text:p>1</text:p>
          </table:table-cell>
          <table:table-cell office:value-type="float" office:value="0.11495">
            <text:p>0.11495</text:p>
          </table:table-cell>
          <table:table-cell table:formula="of:=[.C11]-[.E11]" office:value-type="float" office:value="0.08805">
            <text:p>0.08805</text:p>
          </table:table-cell>
          <table:table-cell office:value-type="string">
            <text:p>poly C1 t C2 t C3</text:p>
          </table:table-cell>
          <table:table-cell office:value-type="string">
            <text:p>avNNet</text:p>
          </table:table-cell>
          <table:table-cell table:number-columns-repeated="60"/>
        </table:table-row>
        <table:table-row table:style-name="ro2">
          <table:table-cell office:value-type="string">
            <text:p>poly C1 t C2 t C3^1d3</text:p>
          </table:table-cell>
          <table:table-cell office:value-type="float" office:value="1">
            <text:p>1</text:p>
          </table:table-cell>
          <table:table-cell office:value-type="float" office:value="0.781">
            <text:p>0.781</text:p>
          </table:table-cell>
          <table:table-cell office:value-type="float" office:value="1">
            <text:p>1</text:p>
          </table:table-cell>
          <table:table-cell office:value-type="float" office:value="0.74765">
            <text:p>0.74765</text:p>
          </table:table-cell>
          <table:table-cell table:formula="of:=[.C12]-[.E12]" office:value-type="float" office:value="0.03335">
            <text:p>0.03335</text:p>
          </table:table-cell>
          <table:table-cell office:value-type="string">
            <text:p>poly C1 t C2 t C3^1d3</text:p>
          </table:table-cell>
          <table:table-cell office:value-type="string">
            <text:p>bagEarth</text:p>
          </table:table-cell>
          <table:table-cell table:number-columns-repeated="60"/>
        </table:table-row>
        <table:table-row table:style-name="ro2">
          <table:table-cell office:value-type="string">
            <text:p>ifs 1 &amp; -1 on C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.95">
            <text:p>0.95</text:p>
          </table:table-cell>
          <table:table-cell table:formula="of:=[.C13]-[.E13]" office:value-type="float" office:value="0.0499999999999999">
            <text:p>0.05</text:p>
          </table:table-cell>
          <table:table-cell office:value-type="string">
            <text:p>ifs 1 &amp; -1 on C1</text:p>
          </table:table-cell>
          <table:table-cell office:value-type="string">
            <text:p>ctree</text:p>
          </table:table-cell>
          <table:table-cell office:value-type="string">
            <text:p>ctree2</text:p>
          </table:table-cell>
          <table:table-cell office:value-type="string">
            <text:p>qrf</text:p>
          </table:table-cell>
          <table:table-cell office:value-type="string">
            <text:p>rpart</text:p>
          </table:table-cell>
          <table:table-cell office:value-type="string">
            <text:p>xgbLinear</text:p>
          </table:table-cell>
          <table:table-cell office:value-type="string">
            <text:p>ctree</text:p>
          </table:table-cell>
          <table:table-cell office:value-type="string">
            <text:p>ctree2</text:p>
          </table:table-cell>
          <table:table-cell office:value-type="string">
            <text:p>evtree</text:p>
          </table:table-cell>
          <table:table-cell office:value-type="string">
            <text:p>qrf</text:p>
          </table:table-cell>
          <table:table-cell office:value-type="string">
            <text:p>rf</text:p>
          </table:table-cell>
          <table:table-cell office:value-type="string">
            <text:p>rpart</text:p>
          </table:table-cell>
          <table:table-cell office:value-type="string">
            <text:p>RRF</text:p>
          </table:table-cell>
          <table:table-cell office:value-type="string">
            <text:p>xgbLinear</text:p>
          </table:table-cell>
          <table:table-cell office:value-type="string">
            <text:p>parRF</text:p>
          </table:table-cell>
          <table:table-cell office:value-type="string">
            <text:p>ranger</text:p>
          </table:table-cell>
          <table:table-cell office:value-type="string">
            <text:p>Rborist</text:p>
          </table:table-cell>
          <table:table-cell office:value-type="string">
            <text:p>RRFglobal</text:p>
          </table:table-cell>
          <table:table-cell office:value-type="string">
            <text:p>cforest</text:p>
          </table:table-cell>
          <table:table-cell office:value-type="string">
            <text:p>gbm</text:p>
          </table:table-cell>
          <table:table-cell office:value-type="string">
            <text:p>cforest</text:p>
          </table:table-cell>
          <table:table-cell office:value-type="string">
            <text:p>RRFglobal</text:p>
          </table:table-cell>
          <table:table-cell office:value-type="string">
            <text:p>RRF</text:p>
          </table:table-cell>
          <table:table-cell office:value-type="string">
            <text:p>parRF</text:p>
          </table:table-cell>
          <table:table-cell office:value-type="string">
            <text:p>ranger</text:p>
          </table:table-cell>
          <table:table-cell table:number-columns-repeated="37"/>
        </table:table-row>
        <table:table-row table:style-name="ro2">
          <table:table-cell office:value-type="string">
            <text:p>ifs C2 &amp; -C2 on C1</text:p>
          </table:table-cell>
          <table:table-cell table:number-columns-repeated="3" office:value-type="float" office:value="1">
            <text:p>1</text:p>
          </table:table-cell>
          <table:table-cell office:value-type="float" office:value="0.91105">
            <text:p>0.91105</text:p>
          </table:table-cell>
          <table:table-cell table:formula="of:=[.C14]-[.E14]" office:value-type="float" office:value="0.08895">
            <text:p>0.08895</text:p>
          </table:table-cell>
          <table:table-cell office:value-type="string">
            <text:p>ifs C2 &amp; -C2 on C1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office:value-type="string">
            <text:p>ifs C2+C3 &amp; C4+C5 on C1</text:p>
          </table:table-cell>
          <table:table-cell office:value-type="float" office:value="2">
            <text:p>2</text:p>
          </table:table-cell>
          <table:table-cell office:value-type="float" office:value="0.542">
            <text:p>0.542</text:p>
          </table:table-cell>
          <table:table-cell office:value-type="float" office:value="1">
            <text:p>1</text:p>
          </table:table-cell>
          <table:table-cell office:value-type="float" office:value="0.5111">
            <text:p>0.5111</text:p>
          </table:table-cell>
          <table:table-cell table:formula="of:=[.C15]-[.E15]" office:value-type="float" office:value="0.0309">
            <text:p>0.0309</text:p>
          </table:table-cell>
          <table:table-cell office:value-type="string">
            <text:p>ifs C2+C3 &amp; C4+C5 on C1</text:p>
          </table:table-cell>
          <table:table-cell office:value-type="string">
            <text:p>nnet</text:p>
          </table:table-cell>
          <table:table-cell office:value-type="string">
            <text:p>cubist</text:p>
          </table:table-cell>
          <table:table-cell table:number-columns-repeated="59"/>
        </table:table-row>
        <table:table-row table:style-name="ro2">
          <table:table-cell office:value-type="string">
            <text:p>ifs smooth -C2-C3&amp;C2+C3 onC1</text:p>
          </table:table-cell>
          <table:table-cell office:value-type="float" office:value="1">
            <text:p>1</text:p>
          </table:table-cell>
          <table:table-cell office:value-type="float" office:value="0.551">
            <text:p>0.551</text:p>
          </table:table-cell>
          <table:table-cell office:value-type="float" office:value="1">
            <text:p>1</text:p>
          </table:table-cell>
          <table:table-cell office:value-type="float" office:value="0.51205">
            <text:p>0.51205</text:p>
          </table:table-cell>
          <table:table-cell table:formula="of:=[.C16]-[.E16]" office:value-type="float" office:value="0.03895">
            <text:p>0.03895</text:p>
          </table:table-cell>
          <table:table-cell office:value-type="string">
            <text:p>ifs smooth -C2-C3&amp;C2+C3 onC1</text:p>
          </table:table-cell>
          <table:table-cell office:value-type="string">
            <text:p>earth</text:p>
          </table:table-cell>
          <table:table-cell table:number-columns-repeated="60"/>
        </table:table-row>
        <table:table-row table:style-name="ro2">
          <table:table-cell office:value-type="string">
            <text:p>ifs -C2-C3 &amp; C2+C3 on C1</text:p>
          </table:table-cell>
          <table:table-cell office:value-type="float" office:value="1">
            <text:p>1</text:p>
          </table:table-cell>
          <table:table-cell office:value-type="float" office:value="0.834">
            <text:p>0.834</text:p>
          </table:table-cell>
          <table:table-cell office:value-type="float" office:value="2">
            <text:p>2</text:p>
          </table:table-cell>
          <table:table-cell office:value-type="float" office:value="0.437">
            <text:p>0.437</text:p>
          </table:table-cell>
          <table:table-cell table:formula="of:=[.C17]-[.E17]" office:value-type="float" office:value="0.397">
            <text:p>0.397</text:p>
          </table:table-cell>
          <table:table-cell office:value-type="string">
            <text:p>ifs -C2-C3 &amp; C2+C3 on C1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office:value-type="string">
            <text:p>ifs C1 &amp; C2 on C1</text:p>
          </table:table-cell>
          <table:table-cell office:value-type="float" office:value="1">
            <text:p>1</text:p>
          </table:table-cell>
          <table:table-cell office:value-type="float" office:value="0.991">
            <text:p>0.991</text:p>
          </table:table-cell>
          <table:table-cell office:value-type="float" office:value="1">
            <text:p>1</text:p>
          </table:table-cell>
          <table:table-cell office:value-type="float" office:value="0.9253">
            <text:p>0.9253</text:p>
          </table:table-cell>
          <table:table-cell table:formula="of:=[.C18]-[.E18]" office:value-type="float" office:value="0.0657">
            <text:p>0.0657</text:p>
          </table:table-cell>
          <table:table-cell office:value-type="string">
            <text:p>ifs C1 &amp; C2 on C1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office:value-type="string">
            <text:p>ifs C2 &amp; C3t2 on C4g1.5</text:p>
          </table:table-cell>
          <table:table-cell office:value-type="float" office:value="1">
            <text:p>1</text:p>
          </table:table-cell>
          <table:table-cell office:value-type="float" office:value="0.894">
            <text:p>0.894</text:p>
          </table:table-cell>
          <table:table-cell office:value-type="float" office:value="2">
            <text:p>2</text:p>
          </table:table-cell>
          <table:table-cell office:value-type="float" office:value="0.95">
            <text:p>0.95</text:p>
          </table:table-cell>
          <table:table-cell table:formula="of:=[.C19]-[.E19]" office:value-type="float" office:value="-0.0560000000000001">
            <text:p>-0.056</text:p>
          </table:table-cell>
          <table:table-cell office:value-type="string">
            <text:p>ifs C2 &amp; C3t2 on C4g1.5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office:value-type="string">
            <text:p>ifs C1&amp;C2 on random</text:p>
          </table:table-cell>
          <table:table-cell office:value-type="float" office:value="1">
            <text:p>1</text:p>
          </table:table-cell>
          <table:table-cell office:value-type="float" office:value="0.848">
            <text:p>0.848</text:p>
          </table:table-cell>
          <table:table-cell office:value-type="float" office:value="2">
            <text:p>2</text:p>
          </table:table-cell>
          <table:table-cell office:value-type="float" office:value="0.7847">
            <text:p>0.7847</text:p>
          </table:table-cell>
          <table:table-cell table:formula="of:=[.C20]-[.E20]" office:value-type="float" office:value="0.0632999999999999">
            <text:p>0.0633</text:p>
          </table:table-cell>
          <table:table-cell office:value-type="string">
            <text:p>ifs C1&amp;C2 on random</text:p>
          </table:table-cell>
          <table:table-cell office:value-type="string">
            <text:p>rlm</text:p>
          </table:table-cell>
          <table:table-cell table:number-columns-repeated="60"/>
        </table:table-row>
        <table:table-row table:style-name="ro2">
          <table:table-cell office:value-type="string">
            <text:p>ifs nested 2 layer</text:p>
          </table:table-cell>
          <table:table-cell office:value-type="float" office:value="2">
            <text:p>2</text:p>
          </table:table-cell>
          <table:table-cell office:value-type="float" office:value="0.124">
            <text:p>0.124</text:p>
          </table:table-cell>
          <table:table-cell office:value-type="float" office:value="1">
            <text:p>1</text:p>
          </table:table-cell>
          <table:table-cell office:value-type="float" office:value="0.266">
            <text:p>0.266</text:p>
          </table:table-cell>
          <table:table-cell table:formula="of:=[.C21]-[.E21]" office:value-type="float" office:value="-0.142">
            <text:p>-0.142</text:p>
          </table:table-cell>
          <table:table-cell office:value-type="string">
            <text:p>ifs nested 2 layer</text:p>
          </table:table-cell>
          <table:table-cell office:value-type="string">
            <text:p>evtree</text:p>
          </table:table-cell>
          <table:table-cell office:value-type="string">
            <text:p>rpart2</text:p>
          </table:table-cell>
          <table:table-cell table:number-columns-repeated="59"/>
        </table:table-row>
        <table:table-row table:style-name="ro2">
          <table:table-cell office:value-type="string">
            <text:p>mean subtraction in each row</text:p>
          </table:table-cell>
          <table:table-cell office:value-type="float" office:value="39">
            <text:p>39</text:p>
          </table:table-cell>
          <table:table-cell office:value-type="float" office:value="0.999">
            <text:p>0.999</text:p>
          </table:table-cell>
          <table:table-cell office:value-type="float" office:value="45">
            <text:p>45</text:p>
          </table:table-cell>
          <table:table-cell office:value-type="float" office:value="0.94905">
            <text:p>0.94905</text:p>
          </table:table-cell>
          <table:table-cell table:formula="of:=[.C22]-[.E22]" office:value-type="float" office:value="0.0499499999999999">
            <text:p>0.04995</text:p>
          </table:table-cell>
          <table:table-cell office:value-type="string">
            <text:p>mean subtraction in each row</text:p>
          </table:table-cell>
          <table:table-cell office:value-type="string">
            <text:p>elm</text:p>
          </table:table-cell>
          <table:table-cell office:value-type="string">
            <text:p>gamSpline</text:p>
          </table:table-cell>
          <table:table-cell office:value-type="string">
            <text:p>glm.nb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</text:p>
          </table:table-cell>
          <table:table-cell office:value-type="string">
            <text:p>lasso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msaenet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krlsRadial</text:p>
          </table:table-cell>
          <table:table-cell office:value-type="string">
            <text:p>lasso</text:p>
          </table:table-cell>
          <table:table-cell office:value-type="string">
            <text:p>foba</text:p>
          </table:table-cell>
          <table:table-cell office:value-type="string">
            <text:p>krlsRadial</text:p>
          </table:table-cell>
          <table:table-cell office:value-type="string">
            <text:p>cubist</text:p>
          </table:table-cell>
          <table:table-cell office:value-type="string">
            <text:p>blasso</text:p>
          </table:table-cell>
          <table:table-cell office:value-type="string">
            <text:p>glmnet</text:p>
          </table:table-cell>
          <table:table-cell office:value-type="string">
            <text:p>lars</text:p>
          </table:table-cell>
          <table:table-cell office:value-type="string">
            <text:p>enet</text:p>
          </table:table-cell>
          <table:table-cell office:value-type="string">
            <text:p>svmLinear2</text:p>
          </table:table-cell>
          <table:table-cell table:number-columns-repeated="22"/>
        </table:table-row>
        <table:table-row table:style-name="ro2">
          <table:table-cell office:value-type="string">
            <text:p>median subtraction in each row</text:p>
          </table:table-cell>
          <table:table-cell office:value-type="float" office:value="1">
            <text:p>1</text:p>
          </table:table-cell>
          <table:table-cell office:value-type="float" office:value="0.364">
            <text:p>0.364</text:p>
          </table:table-cell>
          <table:table-cell office:value-type="float" office:value="1">
            <text:p>1</text:p>
          </table:table-cell>
          <table:table-cell office:value-type="float" office:value="0.25175">
            <text:p>0.25175</text:p>
          </table:table-cell>
          <table:table-cell table:formula="of:=[.C23]-[.E23]" office:value-type="float" office:value="0.11225">
            <text:p>0.11225</text:p>
          </table:table-cell>
          <table:table-cell office:value-type="string">
            <text:p>median subtraction in each row</text:p>
          </table:table-cell>
          <table:table-cell office:value-type="string">
            <text:p>gbm</text:p>
          </table:table-cell>
          <table:table-cell table:number-columns-repeated="60"/>
        </table:table-row>
        <table:table-row table:style-name="ro2">
          <table:table-cell office:value-type="string">
            <text:p>rescale 4 poly</text:p>
          </table:table-cell>
          <table:table-cell office:value-type="float" office:value="2">
            <text:p>2</text:p>
          </table:table-cell>
          <table:table-cell office:value-type="float" office:value="0.785">
            <text:p>0.785</text:p>
          </table:table-cell>
          <table:table-cell office:value-type="float" office:value="1">
            <text:p>1</text:p>
          </table:table-cell>
          <table:table-cell office:value-type="float" office:value="0.9462">
            <text:p>0.9462</text:p>
          </table:table-cell>
          <table:table-cell table:formula="of:=[.C24]-[.E24]" office:value-type="float" office:value="-0.1612">
            <text:p>-0.1612</text:p>
          </table:table-cell>
          <table:table-cell office:value-type="string">
            <text:p>rescale 4 poly</text:p>
          </table:table-cell>
          <table:table-cell office:value-type="string">
            <text:p>gamboost</text:p>
          </table:table-cell>
          <table:table-cell office:value-type="string">
            <text:p>gamboost</text:p>
          </table:table-cell>
          <table:table-cell table:number-columns-repeated="59"/>
        </table:table-row>
        <table:table-row table:style-name="ro2">
          <table:table-cell office:value-type="string">
            <text:p>rescale isotonic addition</text:p>
          </table:table-cell>
          <table:table-cell office:value-type="float" office:value="34">
            <text:p>34</text:p>
          </table:table-cell>
          <table:table-cell office:value-type="float" office:value="0.924">
            <text:p>0.924</text:p>
          </table:table-cell>
          <table:table-cell office:value-type="float" office:value="43">
            <text:p>43</text:p>
          </table:table-cell>
          <table:table-cell office:value-type="float" office:value="0.8873">
            <text:p>0.8873</text:p>
          </table:table-cell>
          <table:table-cell table:formula="of:=[.C25]-[.E25]" office:value-type="float" office:value="0.0367">
            <text:p>0.0367</text:p>
          </table:table-cell>
          <table:table-cell office:value-type="string">
            <text:p>rescale isotonic addition</text:p>
          </table:table-cell>
          <table:table-cell office:value-type="string">
            <text:p>bagEarth</text:p>
          </table:table-cell>
          <table:table-cell office:value-type="string">
            <text:p>gamSpline</text:p>
          </table:table-cell>
          <table:table-cell office:value-type="string">
            <text:p>bagEarth</text:p>
          </table:table-cell>
          <table:table-cell office:value-type="string">
            <text:p>earth</text:p>
          </table:table-cell>
          <table:table-cell office:value-type="string">
            <text:p>gamboost</text:p>
          </table:table-cell>
          <table:table-cell office:value-type="string">
            <text:p>earth</text:p>
          </table:table-cell>
          <table:table-cell office:value-type="string">
            <text:p>gamboost</text:p>
          </table:table-cell>
          <table:table-cell office:value-type="string">
            <text:p>gamSpline</text:p>
          </table:table-cell>
          <table:table-cell office:value-type="string">
            <text:p>rlm</text:p>
          </table:table-cell>
          <table:table-cell office:value-type="string">
            <text:p>cubist</text:p>
          </table:table-cell>
          <table:table-cell office:value-type="string">
            <text:p>glmboost</text:p>
          </table:table-cell>
          <table:table-cell office:value-type="string">
            <text:p>glmnet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svmLinear3</text:p>
          </table:table-cell>
          <table:table-cell office:value-type="string">
            <text:p>krlsRadial</text:p>
          </table:table-cell>
          <table:table-cell office:value-type="string">
            <text:p>lars</text:p>
          </table:table-cell>
          <table:table-cell office:value-type="string">
            <text:p>spikeslab</text:p>
          </table:table-cell>
          <table:table-cell office:value-type="string">
            <text:p>svmLinear2</text:p>
          </table:table-cell>
          <table:table-cell office:value-type="string">
            <text:p>blasso</text:p>
          </table:table-cell>
          <table:table-cell office:value-type="string">
            <text:p>elm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msaenet</text:p>
          </table:table-cell>
          <table:table-cell office:value-type="string">
            <text:p>ridge</text:p>
          </table:table-cell>
          <table:table-cell office:value-type="string">
            <text:p>simpls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foba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enet</text:p>
          </table:table-cell>
          <table:table-cell table:number-columns-repeated="27"/>
        </table:table-row>
        <table:table-row table:style-name="ro2">
          <table:table-cell office:value-type="string">
            <text:p>rescale isotonic addition ran bin</text:p>
          </table:table-cell>
          <table:table-cell office:value-type="float" office:value="32">
            <text:p>32</text:p>
          </table:table-cell>
          <table:table-cell office:value-type="float" office:value="0.932">
            <text:p>0.932</text:p>
          </table:table-cell>
          <table:table-cell office:value-type="float" office:value="52">
            <text:p>52</text:p>
          </table:table-cell>
          <table:table-cell office:value-type="float" office:value="0.87875">
            <text:p>0.87875</text:p>
          </table:table-cell>
          <table:table-cell table:formula="of:=[.C26]-[.E26]" office:value-type="float" office:value="0.05325">
            <text:p>0.05325</text:p>
          </table:table-cell>
          <table:table-cell office:value-type="string">
            <text:p>rescale isotonic addition ran bin</text:p>
          </table:table-cell>
          <table:table-cell office:value-type="string">
            <text:p>gamboost</text:p>
          </table:table-cell>
          <table:table-cell office:value-type="string">
            <text:p>earth</text:p>
          </table:table-cell>
          <table:table-cell office:value-type="string">
            <text:p>gamSpline</text:p>
          </table:table-cell>
          <table:table-cell office:value-type="string">
            <text:p>bagEarth</text:p>
          </table:table-cell>
          <table:table-cell office:value-type="string">
            <text:p>blasso</text:p>
          </table:table-cell>
          <table:table-cell office:value-type="string">
            <text:p>foba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enet</text:p>
          </table:table-cell>
          <table:table-cell office:value-type="string">
            <text:p>glmboost</text:p>
          </table:table-cell>
          <table:table-cell office:value-type="string">
            <text:p>glmnet</text:p>
          </table:table-cell>
          <table:table-cell office:value-type="string">
            <text:p>lars2</text:p>
          </table:table-cell>
          <table:table-cell office:value-type="string">
            <text:p>lars</text:p>
          </table:table-cell>
          <table:table-cell office:value-type="string">
            <text:p>lasso</text:p>
          </table:table-cell>
          <table:table-cell office:value-type="string">
            <text:p>plsRglm</text:p>
          </table:table-cell>
          <table:table-cell office:value-type="string">
            <text:p>cubist</text:p>
          </table:table-cell>
          <table:table-cell office:value-type="string">
            <text:p>svmLinear2</text:p>
          </table:table-cell>
          <table:table-cell office:value-type="string">
            <text:p>spikeslab</text:p>
          </table:table-cell>
          <table:table-cell office:value-type="string">
            <text:p>krlsRadial</text:p>
          </table:table-cell>
          <table:table-cell office:value-type="string">
            <text:p>ridge</text:p>
          </table:table-cell>
          <table:table-cell office:value-type="string">
            <text:p>kernelpls</text:p>
          </table:table-cell>
          <table:table-cell office:value-type="string">
            <text:p>simpls</text:p>
          </table:table-cell>
          <table:table-cell office:value-type="string">
            <text:p>icr</text:p>
          </table:table-cell>
          <table:table-cell office:value-type="string">
            <text:p>rlm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avNNet</text:p>
          </table:table-cell>
          <table:table-cell office:value-type="string">
            <text:p>ppr</text:p>
          </table:table-cell>
          <table:table-cell office:value-type="string">
            <text:p>pcaNNet</text:p>
          </table:table-cell>
          <table:table-cell office:value-type="string">
            <text:p>nnet</text:p>
          </table:table-cell>
          <table:table-cell office:value-type="string">
            <text:p>earth</text:p>
          </table:table-cell>
          <table:table-cell table:number-columns-repeated="29"/>
        </table:table-row>
        <table:table-row table:style-name="ro2">
          <table:table-cell office:value-type="string">
            <text:p>noise in predictors</text:p>
          </table:table-cell>
          <table:table-cell office:value-type="float" office:value="28">
            <text:p>28</text:p>
          </table:table-cell>
          <table:table-cell office:value-type="float" office:value="0.724">
            <text:p>0.724</text:p>
          </table:table-cell>
          <table:table-cell office:value-type="float" office:value="43">
            <text:p>43</text:p>
          </table:table-cell>
          <table:table-cell office:value-type="float" office:value="0.69065">
            <text:p>0.69065</text:p>
          </table:table-cell>
          <table:table-cell table:formula="of:=[.C27]-[.E27]" office:value-type="float" office:value="0.0333499999999999">
            <text:p>0.03335</text:p>
          </table:table-cell>
          <table:table-cell office:value-type="string">
            <text:p>noise in predictors</text:p>
          </table:table-cell>
          <table:table-cell office:value-type="string">
            <text:p>blasso</text:p>
          </table:table-cell>
          <table:table-cell office:value-type="string">
            <text:p>enet</text:p>
          </table:table-cell>
          <table:table-cell office:value-type="string">
            <text:p>foba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spls</text:p>
          </table:table-cell>
          <table:table-cell office:value-type="string">
            <text:p>lasso</text:p>
          </table:table-cell>
          <table:table-cell office:value-type="string">
            <text:p>cubist</text:p>
          </table:table-cell>
          <table:table-cell office:value-type="string">
            <text:p>glmnet</text:p>
          </table:table-cell>
          <table:table-cell office:value-type="string">
            <text:p>plsRglm</text:p>
          </table:table-cell>
          <table:table-cell office:value-type="string">
            <text:p>glmboost</text:p>
          </table:table-cell>
          <table:table-cell office:value-type="string">
            <text:p>nnet</text:p>
          </table:table-cell>
          <table:table-cell office:value-type="string">
            <text:p>lars</text:p>
          </table:table-cell>
          <table:table-cell office:value-type="string">
            <text:p>spikeslab</text:p>
          </table:table-cell>
          <table:table-cell office:value-type="string">
            <text:p>avNNet</text:p>
          </table:table-cell>
          <table:table-cell office:value-type="string">
            <text:p>pcaNNet</text:p>
          </table:table-cell>
          <table:table-cell office:value-type="string">
            <text:p>krlsRadial</text:p>
          </table:table-cell>
          <table:table-cell office:value-type="string">
            <text:p>svmLinear2</text:p>
          </table:table-cell>
          <table:table-cell office:value-type="string">
            <text:p>elm</text:p>
          </table:table-cell>
          <table:table-cell office:value-type="string">
            <text:p>gamSpline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ridge</text:p>
          </table:table-cell>
          <table:table-cell office:value-type="string">
            <text:p>widekernelpls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table:number-columns-repeated="33"/>
        </table:table-row>
        <table:table-row table:style-name="ro2">
          <table:table-cell office:value-type="string">
            <text:p>outliers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95">
            <text:p>0.95</text:p>
          </table:table-cell>
          <table:table-cell table:formula="of:=[.C28]-[.E28]" office:value-type="float" office:value="0.0499999999999999">
            <text:p>0.05</text:p>
          </table:table-cell>
          <table:table-cell office:value-type="string">
            <text:p>outliers</text:p>
          </table:table-cell>
          <table:table-cell office:value-type="string">
            <text:p>rlm</text:p>
          </table:table-cell>
          <table:table-cell table:number-columns-repeated="60"/>
        </table:table-row>
        <table:table-row table:style-name="ro2">
          <table:table-cell office:value-type="string">
            <text:p>colinerity unnecessary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0.95">
            <text:p>0.95</text:p>
          </table:table-cell>
          <table:table-cell table:formula="of:=[.C29]-[.E29]" office:value-type="float" office:value="0.0499999999999999">
            <text:p>0.05</text:p>
          </table:table-cell>
          <table:table-cell office:value-type="string">
            <text:p>colinerity unnecessary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.nb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msaenet</text:p>
          </table:table-cell>
          <table:table-cell office:value-type="string">
            <text:p>plsRglm</text:p>
          </table:table-cell>
          <table:table-cell office:value-type="string">
            <text:p>relaxo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lasso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blasso</text:p>
          </table:table-cell>
          <table:table-cell office:value-type="string">
            <text:p>krlsRadial</text:p>
          </table:table-cell>
          <table:table-cell office:value-type="string">
            <text:p>blasso</text:p>
          </table:table-cell>
          <table:table-cell office:value-type="string">
            <text:p>krlsRadial</text:p>
          </table:table-cell>
          <table:table-cell office:value-type="string">
            <text:p>ppr</text:p>
          </table:table-cell>
          <table:table-cell office:value-type="string">
            <text:p>glmboost</text:p>
          </table:table-cell>
          <table:table-cell office:value-type="string">
            <text:p>gamboost</text:p>
          </table:table-cell>
          <table:table-cell office:value-type="string">
            <text:p>lars</text:p>
          </table:table-cell>
          <table:table-cell office:value-type="string">
            <text:p>glmnet</text:p>
          </table:table-cell>
          <table:table-cell office:value-type="string">
            <text:p>lars</text:p>
          </table:table-cell>
          <table:table-cell office:value-type="string">
            <text:p>enet</text:p>
          </table:table-cell>
          <table:table-cell office:value-type="string">
            <text:p>glmnet</text:p>
          </table:table-cell>
          <table:table-cell office:value-type="string">
            <text:p>gamboost</text:p>
          </table:table-cell>
          <table:table-cell office:value-type="string">
            <text:p>lasso</text:p>
          </table:table-cell>
          <table:table-cell office:value-type="string">
            <text:p>svmLinear3</text:p>
          </table:table-cell>
          <table:table-cell office:value-type="string">
            <text:p>avNNet</text:p>
          </table:table-cell>
          <table:table-cell office:value-type="string">
            <text:p>pcr</text:p>
          </table:table-cell>
          <table:table-cell table:number-columns-repeated="3"/>
        </table:table-row>
        <table:table-row table:style-name="ro2">
          <table:table-cell office:value-type="string">
            <text:p>colinerity middle is correct</text:p>
          </table:table-cell>
          <table:table-cell office:value-type="float" office:value="61">
            <text:p>61</text:p>
          </table:table-cell>
          <table:table-cell office:value-type="float" office:value="0.804">
            <text:p>0.804</text:p>
          </table:table-cell>
          <table:table-cell office:value-type="float" office:value="65">
            <text:p>65</text:p>
          </table:table-cell>
          <table:table-cell office:value-type="float" office:value="0.79705">
            <text:p>0.79705</text:p>
          </table:table-cell>
          <table:table-cell table:formula="of:=[.C30]-[.E30]" office:value-type="float" office:value="0.00695000000000001">
            <text:p>0.00695</text:p>
          </table:table-cell>
          <table:table-cell office:value-type="string">
            <text:p>colinerity middle is correct</text:p>
          </table:table-cell>
          <table:table-cell office:value-type="string">
            <text:p>kernelpls</text:p>
          </table:table-cell>
          <table:table-cell office:value-type="string">
            <text:p>foba</text:p>
          </table:table-cell>
          <table:table-cell office:value-type="string">
            <text:p>krlsRadial</text:p>
          </table:table-cell>
          <table:table-cell office:value-type="string">
            <text:p>spls</text:p>
          </table:table-cell>
          <table:table-cell office:value-type="string">
            <text:p>lasso</text:p>
          </table:table-cell>
          <table:table-cell office:value-type="string">
            <text:p>glmnet</text:p>
          </table:table-cell>
          <table:table-cell office:value-type="string">
            <text:p>icr</text:p>
          </table:table-cell>
          <table:table-cell office:value-type="string">
            <text:p>glmnet</text:p>
          </table:table-cell>
          <table:table-cell office:value-type="string">
            <text:p>lars</text:p>
          </table:table-cell>
          <table:table-cell office:value-type="string">
            <text:p>ppr</text:p>
          </table:table-cell>
          <table:table-cell office:value-type="string">
            <text:p>svmLinear2</text:p>
          </table:table-cell>
          <table:table-cell office:value-type="string">
            <text:p>gamboost</text:p>
          </table:table-cell>
          <table:table-cell office:value-type="string">
            <text:p>spls</text:p>
          </table:table-cell>
          <table:table-cell office:value-type="string">
            <text:p>enet</text:p>
          </table:table-cell>
          <table:table-cell office:value-type="string">
            <text:p>lasso</text:p>
          </table:table-cell>
          <table:table-cell office:value-type="string">
            <text:p>blasso</text:p>
          </table:table-cell>
          <table:table-cell office:value-type="string">
            <text:p>foba</text:p>
          </table:table-cell>
          <table:table-cell office:value-type="string">
            <text:p>ppr</text:p>
          </table:table-cell>
          <table:table-cell office:value-type="string">
            <text:p>lars</text:p>
          </table:table-cell>
          <table:table-cell office:value-type="string">
            <text:p>lars2</text:p>
          </table:table-cell>
          <table:table-cell office:value-type="string">
            <text:p>icr</text:p>
          </table:table-cell>
          <table:table-cell office:value-type="string">
            <text:p>msaenet</text:p>
          </table:table-cell>
          <table:table-cell office:value-type="string">
            <text:p>svmLinear3</text:p>
          </table:table-cell>
          <table:table-cell office:value-type="string">
            <text:p>elm</text:p>
          </table:table-cell>
          <table:table-cell office:value-type="string">
            <text:p>gamSpline</text:p>
          </table:table-cell>
          <table:table-cell office:value-type="string">
            <text:p>leapSeq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lars2</text:p>
          </table:table-cell>
          <table:table-cell office:value-type="string">
            <text:p>pcr</text:p>
          </table:table-cell>
          <table:table-cell office:value-type="string">
            <text:p>spikeslab</text:p>
          </table:table-cell>
          <table:table-cell office:value-type="string">
            <text:p>cubist</text:p>
          </table:table-cell>
          <table:table-cell office:value-type="string">
            <text:p>relaxo</text:p>
          </table:table-cell>
          <table:table-cell office:value-type="string">
            <text:p>spikeslab</text:p>
          </table:table-cell>
          <table:table-cell office:value-type="string">
            <text:p>pcr</text:p>
          </table:table-cell>
          <table:table-cell office:value-type="string">
            <text:p>elm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kernelpls</text:p>
          </table:table-cell>
          <table:table-cell office:value-type="string">
            <text:p>simpls</text:p>
          </table:table-cell>
          <table:table-cell office:value-type="string">
            <text:p>widekernelpls</text:p>
          </table:table-cell>
          <table:table-cell office:value-type="string">
            <text:p>rlm</text:p>
          </table:table-cell>
          <table:table-cell office:value-type="string">
            <text:p>glmboost</text:p>
          </table:table-cell>
          <table:table-cell office:value-type="string">
            <text:p>rlm</text:p>
          </table:table-cell>
          <table:table-cell office:value-type="string">
            <text:p>gamboost</text:p>
          </table:table-cell>
          <table:table-cell office:value-type="string">
            <text:p>glmboost</text:p>
          </table:table-cell>
          <table:table-cell office:value-type="string">
            <text:p>ridge</text:p>
          </table:table-cell>
          <table:table-cell office:value-type="string">
            <text:p>plsRglm</text:p>
          </table:table-cell>
          <table:table-cell office:value-type="string">
            <text:p>plsRglm</text:p>
          </table:table-cell>
          <table:table-cell office:value-type="string">
            <text:p>BstLm</text:p>
          </table:table-cell>
          <table:table-cell office:value-type="string">
            <text:p>gamSpline</text:p>
          </table:table-cell>
          <table:table-cell office:value-type="string">
            <text:p>ridge</text:p>
          </table:table-cell>
          <table:table-cell office:value-type="string">
            <text:p>blasso</text:p>
          </table:table-cell>
          <table:table-cell office:value-type="string">
            <text:p>svmLinear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superpc</text:p>
          </table:table-cell>
          <table:table-cell office:value-type="string">
            <text:p>cubist</text:p>
          </table:table-cell>
          <table:table-cell office:value-type="string">
            <text:p>nnet</text:p>
          </table:table-cell>
          <table:table-cell office:value-type="string">
            <text:p>krlsRadial</text:p>
          </table:table-cell>
        </table:table-row>
        <table:table-row table:style-name="ro2">
          <table:table-cell office:value-type="string">
            <text:p>Spread thinly</text:p>
          </table:table-cell>
          <table:table-cell office:value-type="float" office:value="54">
            <text:p>54</text:p>
          </table:table-cell>
          <table:table-cell office:value-type="float" office:value="0.998">
            <text:p>0.998</text:p>
          </table:table-cell>
          <table:table-cell office:value-type="float" office:value="63">
            <text:p>63</text:p>
          </table:table-cell>
          <table:table-cell office:value-type="float" office:value="0.94905">
            <text:p>0.94905</text:p>
          </table:table-cell>
          <table:table-cell table:formula="of:=[.C31]-[.E31]" office:value-type="float" office:value="0.0489499999999999">
            <text:p>0.04895</text:p>
          </table:table-cell>
          <table:table-cell office:value-type="string">
            <text:p>Spread thinly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.nb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ppr</text:p>
          </table:table-cell>
          <table:table-cell office:value-type="string">
            <text:p>relaxo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lasso</text:p>
          </table:table-cell>
          <table:table-cell office:value-type="string">
            <text:p>blasso</text:p>
          </table:table-cell>
          <table:table-cell office:value-type="string">
            <text:p>cubist</text:p>
          </table:table-cell>
          <table:table-cell office:value-type="string">
            <text:p>krlsRadial</text:p>
          </table:table-cell>
          <table:table-cell office:value-type="string">
            <text:p>blasso</text:p>
          </table:table-cell>
          <table:table-cell office:value-type="string">
            <text:p>krlsRadial</text:p>
          </table:table-cell>
          <table:table-cell office:value-type="string">
            <text:p>lars</text:p>
          </table:table-cell>
          <table:table-cell office:value-type="string">
            <text:p>enet</text:p>
          </table:table-cell>
          <table:table-cell office:value-type="string">
            <text:p>glmnet</text:p>
          </table:table-cell>
          <table:table-cell office:value-type="string">
            <text:p>BstLm</text:p>
          </table:table-cell>
          <table:table-cell office:value-type="string">
            <text:p>lars</text:p>
          </table:table-cell>
          <table:table-cell office:value-type="string">
            <text:p>glmnet</text:p>
          </table:table-cell>
          <table:table-cell office:value-type="string">
            <text:p>bagEarth</text:p>
          </table:table-cell>
          <table:table-cell office:value-type="string">
            <text:p>gamboost</text:p>
          </table:table-cell>
          <table:table-cell table:number-columns-repeated="7"/>
        </table:table-row>
        <table:table-row table:style-name="ro2">
          <table:table-cell office:value-type="string">
            <text:p>needles in haystack</text:p>
          </table:table-cell>
          <table:table-cell office:value-type="float" office:value="5">
            <text:p>5</text:p>
          </table:table-cell>
          <table:table-cell office:value-type="float" office:value="0.999">
            <text:p>0.999</text:p>
          </table:table-cell>
          <table:table-cell office:value-type="float" office:value="2">
            <text:p>2</text:p>
          </table:table-cell>
          <table:table-cell office:value-type="float" office:value="0.94905">
            <text:p>0.94905</text:p>
          </table:table-cell>
          <table:table-cell table:formula="of:=[.C32]-[.E32]" office:value-type="float" office:value="0.0499499999999999">
            <text:p>0.04995</text:p>
          </table:table-cell>
          <table:table-cell office:value-type="string">
            <text:p>needles in haystack</text:p>
          </table:table-cell>
          <table:table-cell office:value-type="string">
            <text:p>relaxo</text:p>
          </table:table-cell>
          <table:table-cell office:value-type="string">
            <text:p>spls</text:p>
          </table:table-cell>
          <table:table-cell office:value-type="string">
            <text:p>lars</text:p>
          </table:table-cell>
          <table:table-cell office:value-type="string">
            <text:p>lars</text:p>
          </table:table-cell>
          <table:table-cell office:value-type="string">
            <text:p>glmnet</text:p>
          </table:table-cell>
          <table:table-cell table:number-columns-repeated="56"/>
        </table:table-row>
        <table:table-row table:style-name="ro2">
          <table:table-cell office:value-type="string">
            <text:p>sparsity NA</text:p>
          </table:table-cell>
          <table:table-cell office:value-type="float" office:value="1">
            <text:p>1</text:p>
          </table:table-cell>
          <table:table-cell office:value-type="float" office:value="0.388">
            <text:p>0.388</text:p>
          </table:table-cell>
          <table:table-cell office:value-type="float" office:value="1">
            <text:p>1</text:p>
          </table:table-cell>
          <table:table-cell office:value-type="float" office:value="0.399">
            <text:p>0.399</text:p>
          </table:table-cell>
          <table:table-cell table:formula="of:=[.C33]-[.E33]" office:value-type="float" office:value="-0.011">
            <text:p>-0.011</text:p>
          </table:table-cell>
          <table:table-cell office:value-type="string">
            <text:p>sparsity NA</text:p>
          </table:table-cell>
          <table:table-cell office:value-type="string">
            <text:p>cubist</text:p>
          </table:table-cell>
          <table:table-cell table:number-columns-repeated="60"/>
        </table:table-row>
        <table:table-row table:style-name="ro2">
          <table:table-cell office:value-type="string">
            <text:p>sparsity 0</text:p>
          </table:table-cell>
          <table:table-cell office:value-type="float" office:value="13">
            <text:p>13</text:p>
          </table:table-cell>
          <table:table-cell office:value-type="float" office:value="0.573">
            <text:p>0.573</text:p>
          </table:table-cell>
          <table:table-cell office:value-type="float" office:value="11">
            <text:p>11</text:p>
          </table:table-cell>
          <table:table-cell office:value-type="float" office:value="0.5244">
            <text:p>0.5244</text:p>
          </table:table-cell>
          <table:table-cell table:formula="of:=[.C34]-[.E34]" office:value-type="float" office:value="0.0486000000000001">
            <text:p>0.0486</text:p>
          </table:table-cell>
          <table:table-cell office:value-type="string">
            <text:p>sparsity 0</text:p>
          </table:table-cell>
          <table:table-cell office:value-type="string">
            <text:p>svmLinear2</text:p>
          </table:table-cell>
          <table:table-cell office:value-type="string">
            <text:p>plsRglm</text:p>
          </table:table-cell>
          <table:table-cell office:value-type="string">
            <text:p>blasso</text:p>
          </table:table-cell>
          <table:table-cell office:value-type="string">
            <text:p>bagEarth</text:p>
          </table:table-cell>
          <table:table-cell office:value-type="string">
            <text:p>cubist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spls</text:p>
          </table:table-cell>
          <table:table-cell office:value-type="string">
            <text:p>r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enet</text:p>
          </table:table-cell>
          <table:table-cell office:value-type="string">
            <text:p>glmboost</text:p>
          </table:table-cell>
          <table:table-cell table:number-columns-repeated="48"/>
        </table:table-row>
        <table:table-row table:style-name="ro2">
          <table:table-cell office:value-type="string">
            <text:p>sparsity 20</text:p>
          </table:table-cell>
          <table:table-cell office:value-type="float" office:value="2">
            <text:p>2</text:p>
          </table:table-cell>
          <table:table-cell office:value-type="float" office:value="0.305">
            <text:p>0.305</text:p>
          </table:table-cell>
          <table:table-cell office:value-type="float" office:value="1">
            <text:p>1</text:p>
          </table:table-cell>
          <table:table-cell office:value-type="float" office:value="0.29545">
            <text:p>0.29545</text:p>
          </table:table-cell>
          <table:table-cell table:formula="of:=[.C35]-[.E35]" office:value-type="float" office:value="0.00954999999999995">
            <text:p>0.00955</text:p>
          </table:table-cell>
          <table:table-cell office:value-type="string">
            <text:p>sparsity 20</text:p>
          </table:table-cell>
          <table:table-cell office:value-type="string">
            <text:p>gamboost</text:p>
          </table:table-cell>
          <table:table-cell office:value-type="string">
            <text:p>gamSpline</text:p>
          </table:table-cell>
          <table:table-cell table:number-columns-repeated="59"/>
        </table:table-row>
        <table:table-row table:style-name="ro2">
          <table:table-cell office:value-type="string">
            <text:p>quantilization</text:p>
          </table:table-cell>
          <table:table-cell office:value-type="float" office:value="22">
            <text:p>22</text:p>
          </table:table-cell>
          <table:table-cell office:value-type="float" office:value="0.964">
            <text:p>0.964</text:p>
          </table:table-cell>
          <table:table-cell office:value-type="float" office:value="25">
            <text:p>25</text:p>
          </table:table-cell>
          <table:table-cell office:value-type="float" office:value="0.9234">
            <text:p>0.9234</text:p>
          </table:table-cell>
          <table:table-cell table:formula="of:=[.C36]-[.E36]" office:value-type="float" office:value="0.0406">
            <text:p>0.0406</text:p>
          </table:table-cell>
          <table:table-cell office:value-type="string">
            <text:p>quantilization</text:p>
          </table:table-cell>
          <table:table-cell office:value-type="string">
            <text:p>Rborist</text:p>
          </table:table-cell>
          <table:table-cell office:value-type="string">
            <text:p>RRFglobal</text:p>
          </table:table-cell>
          <table:table-cell office:value-type="string">
            <text:p>RRF</text:p>
          </table:table-cell>
          <table:table-cell office:value-type="string">
            <text:p>xgbLinear</text:p>
          </table:table-cell>
          <table:table-cell office:value-type="string">
            <text:p>parRF</text:p>
          </table:table-cell>
          <table:table-cell office:value-type="string">
            <text:p>ranger</text:p>
          </table:table-cell>
          <table:table-cell office:value-type="string">
            <text:p>bagEarth</text:p>
          </table:table-cell>
          <table:table-cell office:value-type="string">
            <text:p>rf</text:p>
          </table:table-cell>
          <table:table-cell office:value-type="string">
            <text:p>RRFglobal</text:p>
          </table:table-cell>
          <table:table-cell office:value-type="string">
            <text:p>RRF</text:p>
          </table:table-cell>
          <table:table-cell office:value-type="string">
            <text:p>cubist</text:p>
          </table:table-cell>
          <table:table-cell office:value-type="string">
            <text:p>earth</text:p>
          </table:table-cell>
          <table:table-cell office:value-type="string">
            <text:p>xgbLinear</text:p>
          </table:table-cell>
          <table:table-cell office:value-type="string">
            <text:p>gamboost</text:p>
          </table:table-cell>
          <table:table-cell office:value-type="string">
            <text:p>cubist</text:p>
          </table:table-cell>
          <table:table-cell office:value-type="string">
            <text:p>ppr</text:p>
          </table:table-cell>
          <table:table-cell office:value-type="string">
            <text:p>bagEarth</text:p>
          </table:table-cell>
          <table:table-cell office:value-type="string">
            <text:p>Rborist</text:p>
          </table:table-cell>
          <table:table-cell office:value-type="string">
            <text:p>gamboost</text:p>
          </table:table-cell>
          <table:table-cell office:value-type="string">
            <text:p>earth</text:p>
          </table:table-cell>
          <table:table-cell office:value-type="string">
            <text:p>lars</text:p>
          </table:table-cell>
          <table:table-cell office:value-type="string">
            <text:p>ranger</text:p>
          </table:table-cell>
          <table:table-cell table:number-columns-repeated="39"/>
        </table:table-row>
        <table:table-row table:style-name="ro2">
          <table:table-cell office:value-type="string">
            <text:p>composite 1</text:p>
          </table:table-cell>
          <table:table-cell office:value-type="float" office:value="1">
            <text:p>1</text:p>
          </table:table-cell>
          <table:table-cell office:value-type="float" office:value="0.285">
            <text:p>0.285</text:p>
          </table:table-cell>
          <table:table-cell office:value-type="float" office:value="1">
            <text:p>1</text:p>
          </table:table-cell>
          <table:table-cell office:value-type="float" office:value="0.29925">
            <text:p>0.29925</text:p>
          </table:table-cell>
          <table:table-cell table:formula="of:=[.C37]-[.E37]" office:value-type="float" office:value="-0.01425">
            <text:p>-0.01425</text:p>
          </table:table-cell>
          <table:table-cell office:value-type="string">
            <text:p>composite 1</text:p>
          </table:table-cell>
          <table:table-cell office:value-type="string">
            <text:p>knn</text:p>
          </table:table-cell>
          <table:table-cell table:number-columns-repeated="60"/>
        </table:table-row>
        <table:table-row table:style-name="ro2">
          <table:table-cell office:value-type="string">
            <text:p>composite 2</text:p>
          </table:table-cell>
          <table:table-cell office:value-type="float" office:value="13">
            <text:p>13</text:p>
          </table:table-cell>
          <table:table-cell office:value-type="float" office:value="0.266">
            <text:p>0.266</text:p>
          </table:table-cell>
          <table:table-cell office:value-type="float" office:value="15">
            <text:p>15</text:p>
          </table:table-cell>
          <table:table-cell office:value-type="float" office:value="0.2603">
            <text:p>0.2603</text:p>
          </table:table-cell>
          <table:table-cell table:formula="of:=[.C38]-[.E38]" office:value-type="float" office:value="0.00569999999999998">
            <text:p>0.0057</text:p>
          </table:table-cell>
          <table:table-cell office:value-type="string">
            <text:p>composite 2</text:p>
          </table:table-cell>
          <table:table-cell office:value-type="string">
            <text:p>superpc</text:p>
          </table:table-cell>
          <table:table-cell office:value-type="string">
            <text:p>cubist</text:p>
          </table:table-cell>
          <table:table-cell office:value-type="string">
            <text:p>foba</text:p>
          </table:table-cell>
          <table:table-cell office:value-type="string">
            <text:p>leapForward</text:p>
          </table:table-cell>
          <table:table-cell office:value-type="string">
            <text:p>plsRglm</text:p>
          </table:table-cell>
          <table:table-cell office:value-type="string">
            <text:p>spls</text:p>
          </table:table-cell>
          <table:table-cell office:value-type="string">
            <text:p>lars2</text:p>
          </table:table-cell>
          <table:table-cell office:value-type="string">
            <text:p>lasso</text:p>
          </table:table-cell>
          <table:table-cell office:value-type="string">
            <text:p>relaxo</text:p>
          </table:table-cell>
          <table:table-cell office:value-type="string">
            <text:p>spikeslab</text:p>
          </table:table-cell>
          <table:table-cell office:value-type="string">
            <text:p>enet</text:p>
          </table:table-cell>
          <table:table-cell office:value-type="string">
            <text:p>blasso</text:p>
          </table:table-cell>
          <table:table-cell office:value-type="string">
            <text:p>lars</text:p>
          </table:table-cell>
          <table:table-cell table:number-columns-repeated="48"/>
        </table:table-row>
        <table:table-row table:style-name="ro2">
          <table:table-cell office:value-type="string">
            <text:p>composite complete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0.95">
            <text:p>0.95</text:p>
          </table:table-cell>
          <table:table-cell table:formula="of:=[.C39]-[.E39]" office:value-type="float" office:value="0.0499999999999999">
            <text:p>0.05</text:p>
          </table:table-cell>
          <table:table-cell office:value-type="string">
            <text:p>composite complete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.nb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plsRglm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cubist</text:p>
          </table:table-cell>
          <table:table-cell office:value-type="string">
            <text:p>elm</text:p>
          </table:table-cell>
          <table:table-cell office:value-type="string">
            <text:p>foba</text:p>
          </table:table-cell>
          <table:table-cell office:value-type="string">
            <text:p>gamSpline</text:p>
          </table:table-cell>
          <table:table-cell office:value-type="string">
            <text:p>glmboost</text:p>
          </table:table-cell>
          <table:table-cell office:value-type="string">
            <text:p>icr</text:p>
          </table:table-cell>
          <table:table-cell office:value-type="string">
            <text:p>kernelpls</text:p>
          </table:table-cell>
          <table:table-cell office:value-type="string">
            <text:p>lars2</text:p>
          </table:table-cell>
          <table:table-cell office:value-type="string">
            <text:p>leapBackward</text:p>
          </table:table-cell>
          <table:table-cell office:value-type="string">
            <text:p>leapForward</text:p>
          </table:table-cell>
          <table:table-cell office:value-type="string">
            <text:p>leapSeq</text:p>
          </table:table-cell>
          <table:table-cell office:value-type="string">
            <text:p>msaenet</text:p>
          </table:table-cell>
          <table:table-cell office:value-type="string">
            <text:p>plsRglm</text:p>
          </table:table-cell>
          <table:table-cell office:value-type="string">
            <text:p>relaxo</text:p>
          </table:table-cell>
          <table:table-cell office:value-type="string">
            <text:p>ridge</text:p>
          </table:table-cell>
          <table:table-cell office:value-type="string">
            <text:p>rlm</text:p>
          </table:table-cell>
          <table:table-cell office:value-type="string">
            <text:p>simpls</text:p>
          </table:table-cell>
          <table:table-cell office:value-type="string">
            <text:p>spikeslab</text:p>
          </table:table-cell>
          <table:table-cell office:value-type="string">
            <text:p>spls</text:p>
          </table:table-cell>
          <table:table-cell office:value-type="string">
            <text:p>widekernelpls</text:p>
          </table:table-cell>
          <table:table-cell office:value-type="string">
            <text:p>cubist</text:p>
          </table:table-cell>
          <table:table-cell office:value-type="string">
            <text:p>krlsRadial</text:p>
          </table:table-cell>
          <table:table-cell office:value-type="string">
            <text:p>lars</text:p>
          </table:table-cell>
          <table:table-cell office:value-type="string">
            <text:p>blasso</text:p>
          </table:table-cell>
          <table:table-cell office:value-type="string">
            <text:p>blasso</text:p>
          </table:table-cell>
          <table:table-cell office:value-type="string">
            <text:p>enet</text:p>
          </table:table-cell>
          <table:table-cell office:value-type="string">
            <text:p>ppr</text:p>
          </table:table-cell>
          <table:table-cell office:value-type="string">
            <text:p>enet</text:p>
          </table:table-cell>
          <table:table-cell office:value-type="string">
            <text:p>krlsRadial</text:p>
          </table:table-cell>
          <table:table-cell office:value-type="string">
            <text:p>lasso</text:p>
          </table:table-cell>
          <table:table-cell office:value-type="string">
            <text:p>gamboost</text:p>
          </table:table-cell>
          <table:table-cell office:value-type="string">
            <text:p>gamboost</text:p>
          </table:table-cell>
          <table:table-cell office:value-type="string">
            <text:p>ppr</text:p>
          </table:table-cell>
          <table:table-cell office:value-type="string">
            <text:p>glmnet</text:p>
          </table:table-cell>
          <table:table-cell office:value-type="string">
            <text:p>glmnet</text:p>
          </table:table-cell>
          <table:table-cell office:value-type="string">
            <text:p>bagEarth</text:p>
          </table:table-cell>
          <table:table-cell office:value-type="string">
            <text:p>BstLm</text:p>
          </table:table-cell>
          <table:table-cell office:value-type="string">
            <text:p>svmLinear3</text:p>
          </table:table-cell>
          <table:table-cell office:value-type="string">
            <text:p>nnet</text:p>
          </table:table-cell>
          <table:table-cell table:number-columns-repeated="4"/>
        </table:table-row>
        <table:table-row table:style-name="ro2">
          <table:table-cell office:value-type="string">
            <text:p>needles hay noise</text:p>
          </table:table-cell>
          <table:table-cell office:value-type="float" office:value="1">
            <text:p>1</text:p>
          </table:table-cell>
          <table:table-cell office:value-type="float" office:value="0.329">
            <text:p>0.329</text:p>
          </table:table-cell>
          <table:table-cell office:value-type="float" office:value="1">
            <text:p>1</text:p>
          </table:table-cell>
          <table:table-cell office:value-type="float" office:value="0.52155">
            <text:p>0.52155</text:p>
          </table:table-cell>
          <table:table-cell table:formula="of:=[.C40]-[.E40]" office:value-type="float" office:value="-0.19255">
            <text:p>-0.19255</text:p>
          </table:table-cell>
          <table:table-cell office:value-type="string">
            <text:p>needles hay noise</text:p>
          </table:table-cell>
          <table:table-cell office:value-type="string">
            <text:p>enet</text:p>
          </table:table-cell>
          <table:table-cell table:number-columns-repeated="6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9999"/>
    </style:style>
    <style:style style:name="blue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22:0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2:06:23.89</dc:date>
    <dc:creator>Dm Gr</dc:creator>
    <meta:generator>OpenOffice/4.1.2$Win32 OpenOffice.org_project/412m3$Build-9782</meta:generator>
    <meta:editing-duration>PT1H18M22S</meta:editing-duration>
    <meta:editing-cycles>2</meta:editing-cycles>
    <meta:document-statistic meta:table-count="1" meta:cell-count="847" meta:object-count="0"/>
  </office:meta>
</office:document-meta>
</file>